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ux Server 7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wap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rray Size</text:p>
          </table:table-cell>
          <table:table-cell office:value-type="string" calcext:value-type="string">
            <text:p>Real Time(s)</text:p>
          </table:table-cell>
          <table:table-cell office:value-type="string" calcext:value-type="string">
            <text:p>User CPU(s)</text:p>
          </table:table-cell>
          <table:table-cell office:value-type="string" calcext:value-type="string">
            <text:p>System CPU</text:p>
          </table:table-cell>
          <table:table-cell office:value-type="string" calcext:value-type="string">
            <text:p>realswap(ns)</text:p>
          </table:table-cell>
          <table:table-cell office:value-type="string" calcext:value-type="string">
            <text:p>cpuswap(ns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56" calcext:value-type="float">
            <text:p>2.56</text:p>
          </table:table-cell>
          <table:table-cell office:value-type="float" office:value="2.586" calcext:value-type="float">
            <text:p>2.586</text:p>
          </table:table-cell>
          <table:table-cell office:value-type="float" office:value="0.081" calcext:value-type="float">
            <text:p>0.081</text:p>
          </table:table-cell>
          <table:table-cell office:value-type="float" office:value="23.39" calcext:value-type="float">
            <text:p>23.39</text:p>
          </table:table-cell>
          <table:table-cell office:value-type="float" office:value="23.3703" calcext:value-type="float">
            <text:p>23.3703</text:p>
          </table:table-cell>
          <table:table-cell office:value-type="string" calcext:value-type="string">
            <text:p>Sync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.587" calcext:value-type="float">
            <text:p>2.587</text:p>
          </table:table-cell>
          <table:table-cell office:value-type="float" office:value="2.628" calcext:value-type="float">
            <text:p>2.628</text:p>
          </table:table-cell>
          <table:table-cell office:value-type="float" office:value="0.076" calcext:value-type="float">
            <text:p>0.076</text:p>
          </table:table-cell>
          <table:table-cell office:value-type="float" office:value="23.5734" calcext:value-type="float">
            <text:p>23.5734</text:p>
          </table:table-cell>
          <table:table-cell office:value-type="float" office:value="23.5538" calcext:value-type="float">
            <text:p>23.553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.59" calcext:value-type="float">
            <text:p>2.59</text:p>
          </table:table-cell>
          <table:table-cell office:value-type="float" office:value="2.62" calcext:value-type="float">
            <text:p>2.62</text:p>
          </table:table-cell>
          <table:table-cell office:value-type="float" office:value="0.081" calcext:value-type="float">
            <text:p>0.081</text:p>
          </table:table-cell>
          <table:table-cell office:value-type="float" office:value="23.6521" calcext:value-type="float">
            <text:p>23.6521</text:p>
          </table:table-cell>
          <table:table-cell office:value-type="float" office:value="23.6337" calcext:value-type="float">
            <text:p>23.633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9.141" calcext:value-type="float">
            <text:p>49.141</text:p>
          </table:table-cell>
          <table:table-cell office:value-type="string" calcext:value-type="string">
            <text:p>2m39.969</text:p>
          </table:table-cell>
          <table:table-cell office:value-type="float" office:value="17.289" calcext:value-type="float">
            <text:p>17.289</text:p>
          </table:table-cell>
          <table:table-cell office:value-type="float" office:value="3912.25" calcext:value-type="float">
            <text:p>3912.25</text:p>
          </table:table-cell>
          <table:table-cell office:value-type="float" office:value="1768.7" calcext:value-type="float">
            <text:p>1768.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36.173" calcext:value-type="float">
            <text:p>36.173</text:p>
          </table:table-cell>
          <table:table-cell office:value-type="string" calcext:value-type="string">
            <text:p>1m43.511</text:p>
          </table:table-cell>
          <table:table-cell office:value-type="float" office:value="13.27" calcext:value-type="float">
            <text:p>13.27</text:p>
          </table:table-cell>
          <table:table-cell office:value-type="float" office:value="2875.24" calcext:value-type="float">
            <text:p>2875.24</text:p>
          </table:table-cell>
          <table:table-cell office:value-type="float" office:value="1163.79" calcext:value-type="float">
            <text:p>116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8.355" calcext:value-type="float">
            <text:p>38.355</text:p>
          </table:table-cell>
          <table:table-cell office:value-type="string" calcext:value-type="string">
            <text:p>1m47.895</text:p>
          </table:table-cell>
          <table:table-cell office:value-type="float" office:value="14.025" calcext:value-type="float">
            <text:p>14.025</text:p>
          </table:table-cell>
          <table:table-cell office:value-type="float" office:value="3049.71" calcext:value-type="float">
            <text:p>3049.71</text:p>
          </table:table-cell>
          <table:table-cell office:value-type="float" office:value="1215.04" calcext:value-type="float">
            <text:p>1215.04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8.78" calcext:value-type="float">
            <text:p>38.78</text:p>
          </table:table-cell>
          <table:table-cell office:value-type="string" calcext:value-type="string">
            <text:p>1m57.811</text:p>
          </table:table-cell>
          <table:table-cell office:value-type="float" office:value="13.764" calcext:value-type="float">
            <text:p>13.764</text:p>
          </table:table-cell>
          <table:table-cell office:value-type="float" office:value="8091.31" calcext:value-type="float">
            <text:p>8091.31</text:p>
          </table:table-cell>
          <table:table-cell office:value-type="float" office:value="1311.95" calcext:value-type="float">
            <text:p>1311.95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33.651" calcext:value-type="float">
            <text:p>33.651</text:p>
          </table:table-cell>
          <table:table-cell office:value-type="string" calcext:value-type="string">
            <text:p>1m34.210</text:p>
          </table:table-cell>
          <table:table-cell office:value-type="float" office:value="11.934" calcext:value-type="float">
            <text:p>11.934</text:p>
          </table:table-cell>
          <table:table-cell office:value-type="float" office:value="7016.51" calcext:value-type="float">
            <text:p>7016.51</text:p>
          </table:table-cell>
          <table:table-cell office:value-type="float" office:value="1057.38" calcext:value-type="float">
            <text:p>1057.3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3.72" calcext:value-type="float">
            <text:p>33.72</text:p>
          </table:table-cell>
          <table:table-cell office:value-type="string" calcext:value-type="string">
            <text:p>1m31.844</text:p>
          </table:table-cell>
          <table:table-cell office:value-type="float" office:value="13.016" calcext:value-type="float">
            <text:p>13.016</text:p>
          </table:table-cell>
          <table:table-cell office:value-type="float" office:value="7029.96" calcext:value-type="float">
            <text:p>7029.96</text:p>
          </table:table-cell>
          <table:table-cell office:value-type="float" office:value="1044.31" calcext:value-type="float">
            <text:p>1044.31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8.78" calcext:value-type="float">
            <text:p>38.78</text:p>
          </table:table-cell>
          <table:table-cell office:value-type="string" calcext:value-type="string">
            <text:p>1m57.811</text:p>
          </table:table-cell>
          <table:table-cell office:value-type="float" office:value="13.764" calcext:value-type="float">
            <text:p>13.764</text:p>
          </table:table-cell>
          <table:table-cell office:value-type="float" office:value="8091.31" calcext:value-type="float">
            <text:p>8091.31</text:p>
          </table:table-cell>
          <table:table-cell office:value-type="float" office:value="1311.95" calcext:value-type="float">
            <text:p>1311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33.651" calcext:value-type="float">
            <text:p>33.651</text:p>
          </table:table-cell>
          <table:table-cell office:value-type="string" calcext:value-type="string">
            <text:p>1m34.210</text:p>
          </table:table-cell>
          <table:table-cell office:value-type="float" office:value="11.934" calcext:value-type="float">
            <text:p>11.934</text:p>
          </table:table-cell>
          <table:table-cell office:value-type="float" office:value="7016.51" calcext:value-type="float">
            <text:p>7016.51</text:p>
          </table:table-cell>
          <table:table-cell office:value-type="float" office:value="1057.38" calcext:value-type="float">
            <text:p>1057.38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3.72" calcext:value-type="float">
            <text:p>33.72</text:p>
          </table:table-cell>
          <table:table-cell office:value-type="string" calcext:value-type="string">
            <text:p>1m31.844</text:p>
          </table:table-cell>
          <table:table-cell office:value-type="float" office:value="13.016" calcext:value-type="float">
            <text:p>13.016</text:p>
          </table:table-cell>
          <table:table-cell office:value-type="float" office:value="7029.96" calcext:value-type="float">
            <text:p>7029.96</text:p>
          </table:table-cell>
          <table:table-cell office:value-type="float" office:value="1044.31" calcext:value-type="float">
            <text:p>1044.3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131" calcext:value-type="float">
            <text:p>2.131</text:p>
          </table:table-cell>
          <table:table-cell office:value-type="float" office:value="2.147" calcext:value-type="float">
            <text:p>2.147</text:p>
          </table:table-cell>
          <table:table-cell office:value-type="float" office:value="0.084" calcext:value-type="float">
            <text:p>0.084</text:p>
          </table:table-cell>
          <table:table-cell office:value-type="float" office:value="18.9334" calcext:value-type="float">
            <text:p>18.9334</text:p>
          </table:table-cell>
          <table:table-cell office:value-type="float" office:value="18.9124" calcext:value-type="float">
            <text:p>18.9124</text:p>
          </table:table-cell>
          <table:table-cell office:value-type="string" calcext:value-type="string">
            <text:p>Unsync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.04" calcext:value-type="float">
            <text:p>2.04</text:p>
          </table:table-cell>
          <table:table-cell office:value-type="float" office:value="2.058" calcext:value-type="float">
            <text:p>2.058</text:p>
          </table:table-cell>
          <table:table-cell office:value-type="float" office:value="0.08" calcext:value-type="float">
            <text:p>0.08</text:p>
          </table:table-cell>
          <table:table-cell office:value-type="float" office:value="18.1463" calcext:value-type="float">
            <text:p>18.1463</text:p>
          </table:table-cell>
          <table:table-cell office:value-type="float" office:value="18.1274" calcext:value-type="float">
            <text:p>18.127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.053" calcext:value-type="float">
            <text:p>2.053</text:p>
          </table:table-cell>
          <table:table-cell office:value-type="float" office:value="2.1" calcext:value-type="float">
            <text:p>2.1</text:p>
          </table:table-cell>
          <table:table-cell office:value-type="float" office:value="0.067" calcext:value-type="float">
            <text:p>0.067</text:p>
          </table:table-cell>
          <table:table-cell office:value-type="float" office:value="18.3327" calcext:value-type="float">
            <text:p>18.3327</text:p>
          </table:table-cell>
          <table:table-cell office:value-type="float" office:value="18.3133" calcext:value-type="float">
            <text:p>18.3133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608" calcext:value-type="float">
            <text:p>4.608</text:p>
          </table:table-cell>
          <table:table-cell office:value-type="float" office:value="33.989" calcext:value-type="float">
            <text:p>33.989</text:p>
          </table:table-cell>
          <table:table-cell office:value-type="float" office:value="0.099" calcext:value-type="float">
            <text:p>0.099</text:p>
          </table:table-cell>
          <table:table-cell office:value-type="float" office:value="350.378" calcext:value-type="float">
            <text:p>350.378</text:p>
          </table:table-cell>
          <table:table-cell office:value-type="float" office:value="337.527" calcext:value-type="float">
            <text:p>337.527</text:p>
          </table:table-cell>
          <table:table-cell office:value-type="float" office:value="-21336" calcext:value-type="float">
            <text:p>-2133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5.019" calcext:value-type="float">
            <text:p>5.019</text:p>
          </table:table-cell>
          <table:table-cell office:value-type="float" office:value="37.991" calcext:value-type="float">
            <text:p>37.991</text:p>
          </table:table-cell>
          <table:table-cell office:value-type="float" office:value="0.082" calcext:value-type="float">
            <text:p>0.082</text:p>
          </table:table-cell>
          <table:table-cell office:value-type="float" office:value="382.83" calcext:value-type="float">
            <text:p>382.83</text:p>
          </table:table-cell>
          <table:table-cell office:value-type="float" office:value="337.336" calcext:value-type="float">
            <text:p>337.336</text:p>
          </table:table-cell>
          <table:table-cell office:value-type="float" office:value="-23264" calcext:value-type="float">
            <text:p>-232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.657" calcext:value-type="float">
            <text:p>4.657</text:p>
          </table:table-cell>
          <table:table-cell office:value-type="float" office:value="35.332" calcext:value-type="float">
            <text:p>35.332</text:p>
          </table:table-cell>
          <table:table-cell office:value-type="float" office:value="0.083" calcext:value-type="float">
            <text:p>0.083</text:p>
          </table:table-cell>
          <table:table-cell office:value-type="float" office:value="355.079" calcext:value-type="float">
            <text:p>355.079</text:p>
          </table:table-cell>
          <table:table-cell office:value-type="float" office:value="350.713" calcext:value-type="float">
            <text:p>350.713</text:p>
          </table:table-cell>
          <table:table-cell office:value-type="float" office:value="-15417" calcext:value-type="float">
            <text:p>-1541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string" calcext:value-type="string">
            <text:p>1m30.035</text:p>
          </table:table-cell>
          <table:table-cell office:value-type="float" office:value="0.098" calcext:value-type="float">
            <text:p>0.098</text:p>
          </table:table-cell>
          <table:table-cell office:value-type="float" office:value="919.956" calcext:value-type="float">
            <text:p>919.956</text:p>
          </table:table-cell>
          <table:table-cell office:value-type="float" office:value="897.729" calcext:value-type="float">
            <text:p>897.729</text:p>
          </table:table-cell>
          <table:table-cell office:value-type="float" office:value="-10209" calcext:value-type="float">
            <text:p>-1020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4.014" calcext:value-type="float">
            <text:p>4.014</text:p>
          </table:table-cell>
          <table:table-cell office:value-type="string" calcext:value-type="string">
            <text:p>1m18.406</text:p>
          </table:table-cell>
          <table:table-cell office:value-type="float" office:value="0.113" calcext:value-type="float">
            <text:p>0.113</text:p>
          </table:table-cell>
          <table:table-cell office:value-type="float" office:value="795.953" calcext:value-type="float">
            <text:p>795.953</text:p>
          </table:table-cell>
          <table:table-cell office:value-type="float" office:value="781.516" calcext:value-type="float">
            <text:p>781.516</text:p>
          </table:table-cell>
          <table:table-cell office:value-type="float" office:value="-16939" calcext:value-type="float">
            <text:p>-1693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.701" calcext:value-type="float">
            <text:p>3.701</text:p>
          </table:table-cell>
          <table:table-cell office:value-type="string" calcext:value-type="string">
            <text:p>1m12.053</text:p>
          </table:table-cell>
          <table:table-cell office:value-type="float" office:value="0.103" calcext:value-type="float">
            <text:p>0.103</text:p>
          </table:table-cell>
          <table:table-cell office:value-type="float" office:value="728.691" calcext:value-type="float">
            <text:p>728.691</text:p>
          </table:table-cell>
          <table:table-cell office:value-type="float" office:value="717.724" calcext:value-type="float">
            <text:p>717.724</text:p>
          </table:table-cell>
          <table:table-cell office:value-type="float" office:value="-46982" calcext:value-type="float">
            <text:p>-4698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.888" calcext:value-type="float">
            <text:p>3.888</text:p>
          </table:table-cell>
          <table:table-cell office:value-type="string" calcext:value-type="string">
            <text:p>1m49.973</text:p>
          </table:table-cell>
          <table:table-cell office:value-type="float" office:value="0.124" calcext:value-type="float">
            <text:p>0.124</text:p>
          </table:table-cell>
          <table:table-cell office:value-type="float" office:value="1465.93" calcext:value-type="float">
            <text:p>1465.93</text:p>
          </table:table-cell>
          <table:table-cell office:value-type="float" office:value="1096.99" calcext:value-type="float">
            <text:p>1096.99</text:p>
          </table:table-cell>
          <table:table-cell office:value-type="float" office:value="-26761" calcext:value-type="float">
            <text:p>-2676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3.697" calcext:value-type="float">
            <text:p>3.697</text:p>
          </table:table-cell>
          <table:table-cell office:value-type="string" calcext:value-type="string">
            <text:p>1m43.878</text:p>
          </table:table-cell>
          <table:table-cell office:value-type="float" office:value="0.0135" calcext:value-type="float">
            <text:p>0.0135</text:p>
          </table:table-cell>
          <table:table-cell office:value-type="float" office:value="1381.98" calcext:value-type="float">
            <text:p>1381.98</text:p>
          </table:table-cell>
          <table:table-cell office:value-type="float" office:value="1035.95" calcext:value-type="float">
            <text:p>1035.95</text:p>
          </table:table-cell>
          <table:table-cell office:value-type="float" office:value="-21220" calcext:value-type="float">
            <text:p>-2122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.165" calcext:value-type="float">
            <text:p>3.165</text:p>
          </table:table-cell>
          <table:table-cell office:value-type="string" calcext:value-type="string">
            <text:p>1m27.379</text:p>
          </table:table-cell>
          <table:table-cell office:value-type="float" office:value="0.0184" calcext:value-type="float">
            <text:p>0.0184</text:p>
          </table:table-cell>
          <table:table-cell office:value-type="float" office:value="1198.68" calcext:value-type="float">
            <text:p>1198.68</text:p>
          </table:table-cell>
          <table:table-cell office:value-type="float" office:value="872.069" calcext:value-type="float">
            <text:p>872.069</text:p>
          </table:table-cell>
          <table:table-cell office:value-type="float" office:value="-34692" calcext:value-type="float">
            <text:p>-3469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263" calcext:value-type="float">
            <text:p>4.263</text:p>
          </table:table-cell>
          <table:table-cell office:value-type="float" office:value="4.19" calcext:value-type="float">
            <text:p>4.19</text:p>
          </table:table-cell>
          <table:table-cell office:value-type="float" office:value="0.091" calcext:value-type="float">
            <text:p>0.091</text:p>
          </table:table-cell>
          <table:table-cell office:value-type="float" office:value="38.601" calcext:value-type="float">
            <text:p>38.601</text:p>
          </table:table-cell>
          <table:table-cell office:value-type="float" office:value="38.2068" calcext:value-type="float">
            <text:p>38.2068</text:p>
          </table:table-cell>
          <table:table-cell office:value-type="string" calcext:value-type="string">
            <text:p>AcmeSaf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3.736" calcext:value-type="float">
            <text:p>3.736</text:p>
          </table:table-cell>
          <table:table-cell office:value-type="float" office:value="3.772" calcext:value-type="float">
            <text:p>3.772</text:p>
          </table:table-cell>
          <table:table-cell office:value-type="float" office:value="0.072" calcext:value-type="float">
            <text:p>0.072</text:p>
          </table:table-cell>
          <table:table-cell office:value-type="float" office:value="35.4046" calcext:value-type="float">
            <text:p>35.4046</text:p>
          </table:table-cell>
          <table:table-cell office:value-type="float" office:value="35.3796" calcext:value-type="float">
            <text:p>35.379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.808" calcext:value-type="float">
            <text:p>3.808</text:p>
          </table:table-cell>
          <table:table-cell office:value-type="float" office:value="3.894" calcext:value-type="float">
            <text:p>3.894</text:p>
          </table:table-cell>
          <table:table-cell office:value-type="float" office:value="0.072" calcext:value-type="float">
            <text:p>0.072</text:p>
          </table:table-cell>
          <table:table-cell office:value-type="float" office:value="36.6013" calcext:value-type="float">
            <text:p>36.6013</text:p>
          </table:table-cell>
          <table:table-cell office:value-type="float" office:value="36.5772" calcext:value-type="float">
            <text:p>36.5772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3.047" calcext:value-type="float">
            <text:p>33.047</text:p>
          </table:table-cell>
          <table:table-cell office:value-type="string" calcext:value-type="string">
            <text:p>1m26.254</text:p>
          </table:table-cell>
          <table:table-cell office:value-type="float" office:value="12.53" calcext:value-type="float">
            <text:p>12.53</text:p>
          </table:table-cell>
          <table:table-cell office:value-type="float" office:value="2632.71" calcext:value-type="float">
            <text:p>2632.71</text:p>
          </table:table-cell>
          <table:table-cell office:value-type="float" office:value="984.746" calcext:value-type="float">
            <text:p>984.746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41.456" calcext:value-type="float">
            <text:p>41.456</text:p>
          </table:table-cell>
          <table:table-cell office:value-type="string" calcext:value-type="string">
            <text:p>1m44.41</text:p>
          </table:table-cell>
          <table:table-cell office:value-type="float" office:value="16.451" calcext:value-type="float">
            <text:p>16.451</text:p>
          </table:table-cell>
          <table:table-cell office:value-type="float" office:value="3306.01" calcext:value-type="float">
            <text:p>3306.01</text:p>
          </table:table-cell>
          <table:table-cell office:value-type="float" office:value="1205.9" calcext:value-type="float">
            <text:p>1205.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5.834" calcext:value-type="float">
            <text:p>45.834</text:p>
          </table:table-cell>
          <table:table-cell office:value-type="string" calcext:value-type="string">
            <text:p>1m58.441</text:p>
          </table:table-cell>
          <table:table-cell office:value-type="float" office:value="17.838" calcext:value-type="float">
            <text:p>17.838</text:p>
          </table:table-cell>
          <table:table-cell office:value-type="float" office:value="3645.83" calcext:value-type="float">
            <text:p>3645.83</text:p>
          </table:table-cell>
          <table:table-cell office:value-type="float" office:value="1358.01" calcext:value-type="float">
            <text:p>1358.01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2.234" calcext:value-type="float">
            <text:p>32.234</text:p>
          </table:table-cell>
          <table:table-cell office:value-type="string" calcext:value-type="string">
            <text:p>1m23.401</text:p>
          </table:table-cell>
          <table:table-cell office:value-type="float" office:value="13.982" calcext:value-type="float">
            <text:p>13.982</text:p>
          </table:table-cell>
          <table:table-cell office:value-type="float" office:value="6735.35" calcext:value-type="float">
            <text:p>6735.35</text:p>
          </table:table-cell>
          <table:table-cell office:value-type="float" office:value="970.232" calcext:value-type="float">
            <text:p>970.232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36.652" calcext:value-type="float">
            <text:p>36.652</text:p>
          </table:table-cell>
          <table:table-cell office:value-type="string" calcext:value-type="string">
            <text:p>1m32.961</text:p>
          </table:table-cell>
          <table:table-cell office:value-type="float" office:value="14.292" calcext:value-type="float">
            <text:p>14.292</text:p>
          </table:table-cell>
          <table:table-cell office:value-type="float" office:value="7647.29" calcext:value-type="float">
            <text:p>7647.29</text:p>
          </table:table-cell>
          <table:table-cell office:value-type="float" office:value="1068.31" calcext:value-type="float">
            <text:p>1068.31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4.401" calcext:value-type="float">
            <text:p>34.401</text:p>
          </table:table-cell>
          <table:table-cell office:value-type="string" calcext:value-type="string">
            <text:p>1m30.482</text:p>
          </table:table-cell>
          <table:table-cell office:value-type="float" office:value="13.247" calcext:value-type="float">
            <text:p>13.247</text:p>
          </table:table-cell>
          <table:table-cell office:value-type="float" office:value="7192.92" calcext:value-type="float">
            <text:p>7192.92</text:p>
          </table:table-cell>
          <table:table-cell office:value-type="float" office:value="1034.56" calcext:value-type="float">
            <text:p>1034.56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6.457" calcext:value-type="float">
            <text:p>36.457</text:p>
          </table:table-cell>
          <table:table-cell office:value-type="string" calcext:value-type="string">
            <text:p>1m35.308</text:p>
          </table:table-cell>
          <table:table-cell office:value-type="float" office:value="13.057" calcext:value-type="float">
            <text:p>13.057</text:p>
          </table:table-cell>
          <table:table-cell office:value-type="float" office:value="14485" calcext:value-type="float">
            <text:p>14485</text:p>
          </table:table-cell>
          <table:table-cell office:value-type="float" office:value="1079.21" calcext:value-type="float">
            <text:p>1079.21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43.59" calcext:value-type="float">
            <text:p>43.59</text:p>
          </table:table-cell>
          <table:table-cell office:value-type="string" calcext:value-type="string">
            <text:p>1m50.110</text:p>
          </table:table-cell>
          <table:table-cell office:value-type="float" office:value="16.21" calcext:value-type="float">
            <text:p>16.21</text:p>
          </table:table-cell>
          <table:table-cell office:value-type="float" office:value="17338.9" calcext:value-type="float">
            <text:p>17338.9</text:p>
          </table:table-cell>
          <table:table-cell office:value-type="float" office:value="1258.35" calcext:value-type="float">
            <text:p>1258.3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8.868" calcext:value-type="float">
            <text:p>48.868</text:p>
          </table:table-cell>
          <table:table-cell office:value-type="string" calcext:value-type="string">
            <text:p>2m7.334</text:p>
          </table:table-cell>
          <table:table-cell office:value-type="float" office:value="17.688" calcext:value-type="float">
            <text:p>17.688</text:p>
          </table:table-cell>
          <table:table-cell office:value-type="float" office:value="19451.7" calcext:value-type="float">
            <text:p>19451.7</text:p>
          </table:table-cell>
          <table:table-cell office:value-type="float" office:value="1445.27" calcext:value-type="float">
            <text:p>1445.27</text:p>
          </table:table-cell>
          <table:table-cell/>
        </table:table-row>
        <table:table-row table:style-name="ro1">
          <table:table-cell office:value-type="string" calcext:value-type="string">
            <text:p>E5-2640</text:p>
          </table:table-cell>
          <table:table-cell office:value-type="string" calcext:value-type="string">
            <text:p>8 cores</text:p>
          </table:table-cell>
          <table:table-cell office:value-type="string" calcext:value-type="string">
            <text:p>32 processors</text:p>
          </table:table-cell>
          <table:table-cell office:value-type="string" calcext:value-type="string">
            <text:p>lnxsrv07</text:p>
          </table:table-cell>
          <table:table-cell office:value-type="string" calcext:value-type="string">
            <text:p>2 GHz</text:p>
          </table:table-cell>
          <table:table-cell table:number-columns-repeated="4"/>
        </table:table-row>
      </table:table>
      <table:table table:name="Linux Server 1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wap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rray Size</text:p>
          </table:table-cell>
          <table:table-cell office:value-type="string" calcext:value-type="string">
            <text:p>Real Time(s)</text:p>
          </table:table-cell>
          <table:table-cell office:value-type="string" calcext:value-type="string">
            <text:p>User CPU(s)</text:p>
          </table:table-cell>
          <table:table-cell office:value-type="string" calcext:value-type="string">
            <text:p>System CPU</text:p>
          </table:table-cell>
          <table:table-cell office:value-type="string" calcext:value-type="string">
            <text:p>realswap(ns)</text:p>
          </table:table-cell>
          <table:table-cell office:value-type="string" calcext:value-type="string">
            <text:p>cpuswap(ns)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778" calcext:value-type="float">
            <text:p>1.778</text:p>
          </table:table-cell>
          <table:table-cell office:value-type="float" office:value="1.764" calcext:value-type="float">
            <text:p>1.764</text:p>
          </table:table-cell>
          <table:table-cell office:value-type="float" office:value="0.056" calcext:value-type="float">
            <text:p>0.056</text:p>
          </table:table-cell>
          <table:table-cell office:value-type="float" office:value="16.4933" calcext:value-type="float">
            <text:p>16.4933</text:p>
          </table:table-cell>
          <table:table-cell office:value-type="float" office:value="16.4831" calcext:value-type="float">
            <text:p>16.4831</text:p>
          </table:table-cell>
          <table:table-cell office:value-type="string" calcext:value-type="string">
            <text:p>Sync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.835" calcext:value-type="float">
            <text:p>1.835</text:p>
          </table:table-cell>
          <table:table-cell office:value-type="float" office:value="1.839" calcext:value-type="float">
            <text:p>1.839</text:p>
          </table:table-cell>
          <table:table-cell office:value-type="float" office:value="0.044" calcext:value-type="float">
            <text:p>0.044</text:p>
          </table:table-cell>
          <table:table-cell office:value-type="float" office:value="17.0659" calcext:value-type="float">
            <text:p>17.0659</text:p>
          </table:table-cell>
          <table:table-cell office:value-type="float" office:value="17.0515" calcext:value-type="float">
            <text:p>17.051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.828" calcext:value-type="float">
            <text:p>1.828</text:p>
          </table:table-cell>
          <table:table-cell office:value-type="float" office:value="1.836" calcext:value-type="float">
            <text:p>1.836</text:p>
          </table:table-cell>
          <table:table-cell office:value-type="float" office:value="0.046" calcext:value-type="float">
            <text:p>0.046</text:p>
          </table:table-cell>
          <table:table-cell office:value-type="float" office:value="17.0648" calcext:value-type="float">
            <text:p>17.0648</text:p>
          </table:table-cell>
          <table:table-cell office:value-type="float" office:value="17.047" calcext:value-type="float">
            <text:p>17.04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932" calcext:value-type="float">
            <text:p>4.932</text:p>
          </table:table-cell>
          <table:table-cell office:value-type="float" office:value="5.766" calcext:value-type="float">
            <text:p>5.766</text:p>
          </table:table-cell>
          <table:table-cell office:value-type="float" office:value="0.155" calcext:value-type="float">
            <text:p>0.155</text:p>
          </table:table-cell>
          <table:table-cell office:value-type="float" office:value="384.428" calcext:value-type="float">
            <text:p>384.428</text:p>
          </table:table-cell>
          <table:table-cell office:value-type="float" office:value="57.4485" calcext:value-type="float">
            <text:p>57.448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4.76" calcext:value-type="float">
            <text:p>4.76</text:p>
          </table:table-cell>
          <table:table-cell office:value-type="float" office:value="5.81" calcext:value-type="float">
            <text:p>5.81</text:p>
          </table:table-cell>
          <table:table-cell office:value-type="float" office:value="0.29" calcext:value-type="float">
            <text:p>0.29</text:p>
          </table:table-cell>
          <table:table-cell office:value-type="float" office:value="371.133" calcext:value-type="float">
            <text:p>371.133</text:p>
          </table:table-cell>
          <table:table-cell office:value-type="float" office:value="59.0734" calcext:value-type="float">
            <text:p>59.073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.869" calcext:value-type="float">
            <text:p>4.869</text:p>
          </table:table-cell>
          <table:table-cell office:value-type="float" office:value="5.665" calcext:value-type="float">
            <text:p>5.665</text:p>
          </table:table-cell>
          <table:table-cell office:value-type="float" office:value="0.196" calcext:value-type="float">
            <text:p>0.196</text:p>
          </table:table-cell>
          <table:table-cell office:value-type="float" office:value="380.005" calcext:value-type="float">
            <text:p>380.005</text:p>
          </table:table-cell>
          <table:table-cell office:value-type="float" office:value="56.796" calcext:value-type="float">
            <text:p>56.796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.07" calcext:value-type="float">
            <text:p>5.07</text:p>
          </table:table-cell>
          <table:table-cell office:value-type="float" office:value="5.0989" calcext:value-type="float">
            <text:p>5.0989</text:p>
          </table:table-cell>
          <table:table-cell office:value-type="float" office:value="0.199" calcext:value-type="float">
            <text:p>0.199</text:p>
          </table:table-cell>
          <table:table-cell office:value-type="float" office:value="1038.23" calcext:value-type="float">
            <text:p>1038.23</text:p>
          </table:table-cell>
          <table:table-cell office:value-type="float" office:value="59.9881" calcext:value-type="float">
            <text:p>59.9881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4.718" calcext:value-type="float">
            <text:p>4.718</text:p>
          </table:table-cell>
          <table:table-cell office:value-type="float" office:value="5.514" calcext:value-type="float">
            <text:p>5.514</text:p>
          </table:table-cell>
          <table:table-cell office:value-type="float" office:value="0.194" calcext:value-type="float">
            <text:p>0.194</text:p>
          </table:table-cell>
          <table:table-cell office:value-type="float" office:value="963.618" calcext:value-type="float">
            <text:p>963.618</text:p>
          </table:table-cell>
          <table:table-cell office:value-type="float" office:value="55.0804" calcext:value-type="float">
            <text:p>55.0804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.958" calcext:value-type="float">
            <text:p>4.958</text:p>
          </table:table-cell>
          <table:table-cell office:value-type="float" office:value="5.993" calcext:value-type="float">
            <text:p>5.993</text:p>
          </table:table-cell>
          <table:table-cell office:value-type="float" office:value="0.214" calcext:value-type="float">
            <text:p>0.214</text:p>
          </table:table-cell>
          <table:table-cell office:value-type="float" office:value="1015.52" calcext:value-type="float">
            <text:p>1015.52</text:p>
          </table:table-cell>
          <table:table-cell office:value-type="float" office:value="60.0915" calcext:value-type="float">
            <text:p>60.091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.013" calcext:value-type="float">
            <text:p>5.013</text:p>
          </table:table-cell>
          <table:table-cell office:value-type="float" office:value="6.11" calcext:value-type="float">
            <text:p>6.11</text:p>
          </table:table-cell>
          <table:table-cell office:value-type="float" office:value="0.186" calcext:value-type="float">
            <text:p>0.186</text:p>
          </table:table-cell>
          <table:table-cell office:value-type="float" office:value="1957.55" calcext:value-type="float">
            <text:p>1957.55</text:p>
          </table:table-cell>
          <table:table-cell office:value-type="float" office:value="60.9847" calcext:value-type="float">
            <text:p>60.9847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4.922" calcext:value-type="float">
            <text:p>4.922</text:p>
          </table:table-cell>
          <table:table-cell office:value-type="float" office:value="5.702" calcext:value-type="float">
            <text:p>5.702</text:p>
          </table:table-cell>
          <table:table-cell office:value-type="float" office:value="0.154" calcext:value-type="float">
            <text:p>0.154</text:p>
          </table:table-cell>
          <table:table-cell office:value-type="float" office:value="1918.06" calcext:value-type="float">
            <text:p>1918.06</text:p>
          </table:table-cell>
          <table:table-cell office:value-type="float" office:value="56.5219" calcext:value-type="float">
            <text:p>56.5219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.801" calcext:value-type="float">
            <text:p>4.801</text:p>
          </table:table-cell>
          <table:table-cell office:value-type="float" office:value="5.416" calcext:value-type="float">
            <text:p>5.416</text:p>
          </table:table-cell>
          <table:table-cell office:value-type="float" office:value="0.152" calcext:value-type="float">
            <text:p>0.152</text:p>
          </table:table-cell>
          <table:table-cell office:value-type="float" office:value="1868.36" calcext:value-type="float">
            <text:p>1868.36</text:p>
          </table:table-cell>
          <table:table-cell office:value-type="float" office:value="53.5164" calcext:value-type="float">
            <text:p>53.5164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343" calcext:value-type="float">
            <text:p>1.343</text:p>
          </table:table-cell>
          <table:table-cell office:value-type="float" office:value="1.321" calcext:value-type="float">
            <text:p>1.321</text:p>
          </table:table-cell>
          <table:table-cell office:value-type="float" office:value="0.054" calcext:value-type="float">
            <text:p>0.054</text:p>
          </table:table-cell>
          <table:table-cell office:value-type="float" office:value="12.092" calcext:value-type="float">
            <text:p>12.092</text:p>
          </table:table-cell>
          <table:table-cell office:value-type="float" office:value="12.0757" calcext:value-type="float">
            <text:p>12.0757</text:p>
          </table:table-cell>
          <table:table-cell office:value-type="string" calcext:value-type="string">
            <text:p>Unsync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.355" calcext:value-type="float">
            <text:p>1.355</text:p>
          </table:table-cell>
          <table:table-cell office:value-type="float" office:value="1.357" calcext:value-type="float">
            <text:p>1.357</text:p>
          </table:table-cell>
          <table:table-cell office:value-type="float" office:value="0.04" calcext:value-type="float">
            <text:p>0.04</text:p>
          </table:table-cell>
          <table:table-cell office:value-type="float" office:value="12.2289" calcext:value-type="float">
            <text:p>12.2289</text:p>
          </table:table-cell>
          <table:table-cell office:value-type="float" office:value="12.2028" calcext:value-type="float">
            <text:p>12.202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.331" calcext:value-type="float">
            <text:p>1.331</text:p>
          </table:table-cell>
          <table:table-cell office:value-type="float" office:value="1.327" calcext:value-type="float">
            <text:p>1.327</text:p>
          </table:table-cell>
          <table:table-cell office:value-type="float" office:value="0.055" calcext:value-type="float">
            <text:p>0.055</text:p>
          </table:table-cell>
          <table:table-cell office:value-type="float" office:value="12.1429" calcext:value-type="float">
            <text:p>12.1429</text:p>
          </table:table-cell>
          <table:table-cell office:value-type="float" office:value="12.1176" calcext:value-type="float">
            <text:p>12.1176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737" calcext:value-type="float">
            <text:p>3.737</text:p>
          </table:table-cell>
          <table:table-cell office:value-type="float" office:value="14.374" calcext:value-type="float">
            <text:p>14.374</text:p>
          </table:table-cell>
          <table:table-cell office:value-type="float" office:value="0.06" calcext:value-type="float">
            <text:p>0.06</text:p>
          </table:table-cell>
          <table:table-cell office:value-type="float" office:value="287.753" calcext:value-type="float">
            <text:p>287.753</text:p>
          </table:table-cell>
          <table:table-cell office:value-type="float" office:value="142.554" calcext:value-type="float">
            <text:p>142.554</text:p>
          </table:table-cell>
          <table:table-cell office:value-type="float" office:value="-6096" calcext:value-type="float">
            <text:p>-609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3.889" calcext:value-type="float">
            <text:p>3.889</text:p>
          </table:table-cell>
          <table:table-cell office:value-type="float" office:value="15.021" calcext:value-type="float">
            <text:p>15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300.827" calcext:value-type="float">
            <text:p>300.827</text:p>
          </table:table-cell>
          <table:table-cell office:value-type="float" office:value="149.093" calcext:value-type="float">
            <text:p>149.093</text:p>
          </table:table-cell>
          <table:table-cell office:value-type="float" office:value="-15867" calcext:value-type="float">
            <text:p>-158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.753" calcext:value-type="float">
            <text:p>3.753</text:p>
          </table:table-cell>
          <table:table-cell office:value-type="float" office:value="14.538" calcext:value-type="float">
            <text:p>14.538</text:p>
          </table:table-cell>
          <table:table-cell office:value-type="float" office:value="0.051" calcext:value-type="float">
            <text:p>0.051</text:p>
          </table:table-cell>
          <table:table-cell office:value-type="float" office:value="290.677" calcext:value-type="float">
            <text:p>290.677</text:p>
          </table:table-cell>
          <table:table-cell office:value-type="float" office:value="144.137" calcext:value-type="float">
            <text:p>144.137</text:p>
          </table:table-cell>
          <table:table-cell office:value-type="float" office:value="-17157" calcext:value-type="float">
            <text:p>-1715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.894" calcext:value-type="float">
            <text:p>3.894</text:p>
          </table:table-cell>
          <table:table-cell office:value-type="float" office:value="15.048" calcext:value-type="float">
            <text:p>15.048</text:p>
          </table:table-cell>
          <table:table-cell office:value-type="float" office:value="0.063" calcext:value-type="float">
            <text:p>0.063</text:p>
          </table:table-cell>
          <table:table-cell office:value-type="float" office:value="788.983" calcext:value-type="float">
            <text:p>788.983</text:p>
          </table:table-cell>
          <table:table-cell office:value-type="float" office:value="149.176" calcext:value-type="float">
            <text:p>149.176</text:p>
          </table:table-cell>
          <table:table-cell office:value-type="float" office:value="-9448" calcext:value-type="float">
            <text:p>-944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3.934" calcext:value-type="float">
            <text:p>3.934</text:p>
          </table:table-cell>
          <table:table-cell office:value-type="float" office:value="15.249" calcext:value-type="float">
            <text:p>15.249</text:p>
          </table:table-cell>
          <table:table-cell office:value-type="float" office:value="0.05" calcext:value-type="float">
            <text:p>0.05</text:p>
          </table:table-cell>
          <table:table-cell office:value-type="float" office:value="801.105" calcext:value-type="float">
            <text:p>801.105</text:p>
          </table:table-cell>
          <table:table-cell office:value-type="float" office:value="150.955" calcext:value-type="float">
            <text:p>150.955</text:p>
          </table:table-cell>
          <table:table-cell office:value-type="float" office:value="-4396" calcext:value-type="float">
            <text:p>-439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.718" calcext:value-type="float">
            <text:p>3.718</text:p>
          </table:table-cell>
          <table:table-cell office:value-type="float" office:value="14.371" calcext:value-type="float">
            <text:p>14.371</text:p>
          </table:table-cell>
          <table:table-cell office:value-type="float" office:value="0.053" calcext:value-type="float">
            <text:p>0.053</text:p>
          </table:table-cell>
          <table:table-cell office:value-type="float" office:value="755.803" calcext:value-type="float">
            <text:p>755.803</text:p>
          </table:table-cell>
          <table:table-cell office:value-type="float" office:value="142.368" calcext:value-type="float">
            <text:p>142.368</text:p>
          </table:table-cell>
          <table:table-cell office:value-type="float" office:value="-5190" calcext:value-type="float">
            <text:p>-519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.803" calcext:value-type="float">
            <text:p>3.803</text:p>
          </table:table-cell>
          <table:table-cell office:value-type="float" office:value="14.621" calcext:value-type="float">
            <text:p>14.621</text:p>
          </table:table-cell>
          <table:table-cell office:value-type="float" office:value="0.094" calcext:value-type="float">
            <text:p>0.094</text:p>
          </table:table-cell>
          <table:table-cell office:value-type="float" office:value="1467.65" calcext:value-type="float">
            <text:p>1467.65</text:p>
          </table:table-cell>
          <table:table-cell office:value-type="float" office:value="145.103" calcext:value-type="float">
            <text:p>145.103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4.141" calcext:value-type="float">
            <text:p>4.141</text:p>
          </table:table-cell>
          <table:table-cell office:value-type="float" office:value="15.984" calcext:value-type="float">
            <text:p>15.984</text:p>
          </table:table-cell>
          <table:table-cell office:value-type="float" office:value="0.069" calcext:value-type="float">
            <text:p>0.069</text:p>
          </table:table-cell>
          <table:table-cell office:value-type="float" office:value="1599.96" calcext:value-type="float">
            <text:p>1599.96</text:p>
          </table:table-cell>
          <table:table-cell office:value-type="float" office:value="158.473" calcext:value-type="float">
            <text:p>158.473</text:p>
          </table:table-cell>
          <table:table-cell office:value-type="float" office:value="-23744" calcext:value-type="float">
            <text:p>-2374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.652" calcext:value-type="float">
            <text:p>3.652</text:p>
          </table:table-cell>
          <table:table-cell office:value-type="float" office:value="14.169" calcext:value-type="float">
            <text:p>14.169</text:p>
          </table:table-cell>
          <table:table-cell office:value-type="float" office:value="0.057" calcext:value-type="float">
            <text:p>0.057</text:p>
          </table:table-cell>
          <table:table-cell office:value-type="float" office:value="1413.24" calcext:value-type="float">
            <text:p>1413.24</text:p>
          </table:table-cell>
          <table:table-cell office:value-type="float" office:value="140.23" calcext:value-type="float">
            <text:p>140.23</text:p>
          </table:table-cell>
          <table:table-cell office:value-type="float" office:value="-21841" calcext:value-type="float">
            <text:p>-2184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35" calcext:value-type="float">
            <text:p>3.235</text:p>
          </table:table-cell>
          <table:table-cell office:value-type="float" office:value="3.213" calcext:value-type="float">
            <text:p>3.213</text:p>
          </table:table-cell>
          <table:table-cell office:value-type="float" office:value="0.063" calcext:value-type="float">
            <text:p>0.063</text:p>
          </table:table-cell>
          <table:table-cell office:value-type="float" office:value="30.9333" calcext:value-type="float">
            <text:p>30.9333</text:p>
          </table:table-cell>
          <table:table-cell office:value-type="float" office:value="30.9132" calcext:value-type="float">
            <text:p>30.9132</text:p>
          </table:table-cell>
          <table:table-cell office:value-type="string" calcext:value-type="string">
            <text:p>AcmeSaf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3.165" calcext:value-type="float">
            <text:p>3.165</text:p>
          </table:table-cell>
          <table:table-cell office:value-type="float" office:value="3.176" calcext:value-type="float">
            <text:p>3.176</text:p>
          </table:table-cell>
          <table:table-cell office:value-type="float" office:value="0.059" calcext:value-type="float">
            <text:p>0.059</text:p>
          </table:table-cell>
          <table:table-cell office:value-type="float" office:value="30.4586" calcext:value-type="float">
            <text:p>30.4586</text:p>
          </table:table-cell>
          <table:table-cell office:value-type="float" office:value="30.435" calcext:value-type="float">
            <text:p>30.43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.117" calcext:value-type="float">
            <text:p>3.117</text:p>
          </table:table-cell>
          <table:table-cell office:value-type="float" office:value="3.127" calcext:value-type="float">
            <text:p>3.127</text:p>
          </table:table-cell>
          <table:table-cell office:value-type="float" office:value="0.06" calcext:value-type="float">
            <text:p>0.06</text:p>
          </table:table-cell>
          <table:table-cell office:value-type="float" office:value="29.9685" calcext:value-type="float">
            <text:p>29.9685</text:p>
          </table:table-cell>
          <table:table-cell office:value-type="float" office:value="29.9501" calcext:value-type="float">
            <text:p>29.950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.702" calcext:value-type="float">
            <text:p>6.702</text:p>
          </table:table-cell>
          <table:table-cell office:value-type="float" office:value="7.107" calcext:value-type="float">
            <text:p>7.107</text:p>
          </table:table-cell>
          <table:table-cell office:value-type="float" office:value="0.217" calcext:value-type="float">
            <text:p>0.217</text:p>
          </table:table-cell>
          <table:table-cell office:value-type="float" office:value="525.768" calcext:value-type="float">
            <text:p>525.768</text:p>
          </table:table-cell>
          <table:table-cell office:value-type="float" office:value="71.3838" calcext:value-type="float">
            <text:p>71.383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6.711" calcext:value-type="float">
            <text:p>6.711</text:p>
          </table:table-cell>
          <table:table-cell office:value-type="float" office:value="7.171" calcext:value-type="float">
            <text:p>7.171</text:p>
          </table:table-cell>
          <table:table-cell office:value-type="float" office:value="0.183" calcext:value-type="float">
            <text:p>0.183</text:p>
          </table:table-cell>
          <table:table-cell office:value-type="float" office:value="527.343" calcext:value-type="float">
            <text:p>527.343</text:p>
          </table:table-cell>
          <table:table-cell office:value-type="float" office:value="71.475" calcext:value-type="float">
            <text:p>71.47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.768" calcext:value-type="float">
            <text:p>6.768</text:p>
          </table:table-cell>
          <table:table-cell office:value-type="float" office:value="7.19" calcext:value-type="float">
            <text:p>7.19</text:p>
          </table:table-cell>
          <table:table-cell office:value-type="float" office:value="0.196" calcext:value-type="float">
            <text:p>0.196</text:p>
          </table:table-cell>
          <table:table-cell office:value-type="float" office:value="530.951" calcext:value-type="float">
            <text:p>530.951</text:p>
          </table:table-cell>
          <table:table-cell office:value-type="float" office:value="71.8726" calcext:value-type="float">
            <text:p>71.8726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.683" calcext:value-type="float">
            <text:p>6.683</text:p>
          </table:table-cell>
          <table:table-cell office:value-type="float" office:value="7.065" calcext:value-type="float">
            <text:p>7.065</text:p>
          </table:table-cell>
          <table:table-cell office:value-type="float" office:value="0.118" calcext:value-type="float">
            <text:p>0.118</text:p>
          </table:table-cell>
          <table:table-cell office:value-type="float" office:value="1375.72" calcext:value-type="float">
            <text:p>1375.72</text:p>
          </table:table-cell>
          <table:table-cell office:value-type="float" office:value="69.6705" calcext:value-type="float">
            <text:p>69.6705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6.792" calcext:value-type="float">
            <text:p>6.792</text:p>
          </table:table-cell>
          <table:table-cell office:value-type="float" office:value="7.333" calcext:value-type="float">
            <text:p>7.333</text:p>
          </table:table-cell>
          <table:table-cell office:value-type="float" office:value="0.243" calcext:value-type="float">
            <text:p>0.243</text:p>
          </table:table-cell>
          <table:table-cell office:value-type="float" office:value="1397.94" calcext:value-type="float">
            <text:p>1397.94</text:p>
          </table:table-cell>
          <table:table-cell office:value-type="float" office:value="73.713" calcext:value-type="float">
            <text:p>73.713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6.79" calcext:value-type="float">
            <text:p>6.79</text:p>
          </table:table-cell>
          <table:table-cell office:value-type="float" office:value="7.293" calcext:value-type="float">
            <text:p>7.293</text:p>
          </table:table-cell>
          <table:table-cell office:value-type="float" office:value="0.201" calcext:value-type="float">
            <text:p>0.201</text:p>
          </table:table-cell>
          <table:table-cell office:value-type="float" office:value="1401.01" calcext:value-type="float">
            <text:p>1401.01</text:p>
          </table:table-cell>
          <table:table-cell office:value-type="float" office:value="72.8265" calcext:value-type="float">
            <text:p>72.826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.744" calcext:value-type="float">
            <text:p>6.744</text:p>
          </table:table-cell>
          <table:table-cell office:value-type="float" office:value="7.277" calcext:value-type="float">
            <text:p>7.277</text:p>
          </table:table-cell>
          <table:table-cell office:value-type="float" office:value="0.176" calcext:value-type="float">
            <text:p>0.176</text:p>
          </table:table-cell>
          <table:table-cell office:value-type="float" office:value="2644.67" calcext:value-type="float">
            <text:p>2644.67</text:p>
          </table:table-cell>
          <table:table-cell office:value-type="float" office:value="72.2605" calcext:value-type="float">
            <text:p>72.260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6.817" calcext:value-type="float">
            <text:p>6.817</text:p>
          </table:table-cell>
          <table:table-cell office:value-type="float" office:value="7.347" calcext:value-type="float">
            <text:p>7.347</text:p>
          </table:table-cell>
          <table:table-cell office:value-type="float" office:value="0.147" calcext:value-type="float">
            <text:p>0.147</text:p>
          </table:table-cell>
          <table:table-cell office:value-type="float" office:value="2672.09" calcext:value-type="float">
            <text:p>2672.09</text:p>
          </table:table-cell>
          <table:table-cell office:value-type="float" office:value="73.6439" calcext:value-type="float">
            <text:p>73.6439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.814" calcext:value-type="float">
            <text:p>6.814</text:p>
          </table:table-cell>
          <table:table-cell office:value-type="float" office:value="7.373" calcext:value-type="float">
            <text:p>7.373</text:p>
          </table:table-cell>
          <table:table-cell office:value-type="float" office:value="0.16" calcext:value-type="float">
            <text:p>0.16</text:p>
          </table:table-cell>
          <table:table-cell office:value-type="float" office:value="2673.58" calcext:value-type="float">
            <text:p>2673.58</text:p>
          </table:table-cell>
          <table:table-cell office:value-type="float" office:value="73.1669" calcext:value-type="float">
            <text:p>73.1669</text:p>
          </table:table-cell>
          <table:table-cell/>
        </table:table-row>
        <table:table-row table:style-name="ro1">
          <table:table-cell office:value-type="string" calcext:value-type="string">
            <text:p>Silver 4116</text:p>
          </table:table-cell>
          <table:table-cell office:value-type="string" calcext:value-type="string">
            <text:p>4 cores</text:p>
          </table:table-cell>
          <table:table-cell office:value-type="string" calcext:value-type="string">
            <text:p>4 processors</text:p>
          </table:table-cell>
          <table:table-cell office:value-type="string" calcext:value-type="string">
            <text:p>lnxsrv10</text:p>
          </table:table-cell>
          <table:table-cell office:value-type="string" calcext:value-type="string">
            <text:p>2.1 GHz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22:05:24.794851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7:46:11.632055553</meta:creation-date>
    <dc:date>2020-11-03T22:10:35.628430705</dc:date>
    <meta:editing-duration>PT49M34S</meta:editing-duration>
    <meta:editing-cycles>14</meta:editing-cycles>
    <meta:generator>LibreOffice/6.4.6.2$Linux_X86_64 LibreOffice_project/40$Build-2</meta:generator>
    <meta:document-statistic meta:table-count="2" meta:cell-count="557" meta:object-count="0"/>
  </office:meta>
</office:document-meta>
</file>